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rializableSetDecorator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erializableSetDecorator.AbstractSerializableSetDecorator( 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ializableSetDecorator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